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1e992b"/>
    </style:style>
    <style:style style:name="P2" style:family="paragraph" style:parent-style-name="Standard_20_gauche">
      <style:text-properties officeooo:paragraph-rsid="001ce9ae"/>
    </style:style>
    <style:style style:name="P3" style:family="paragraph" style:parent-style-name="Standard_20_gauche">
      <style:text-properties officeooo:paragraph-rsid="001e992b"/>
    </style:style>
    <style:style style:name="P4" style:family="paragraph" style:parent-style-name="Standard_20_gauche">
      <style:text-properties officeooo:paragraph-rsid="0020bdfb"/>
    </style:style>
    <style:style style:name="T1" style:family="text">
      <style:text-properties officeooo:rsid="001ce9ae"/>
    </style:style>
    <style:style style:name="T2" style:family="text">
      <style:text-properties officeooo:rsid="001e992b"/>
    </style:style>
    <style:style style:name="T3" style:family="text">
      <style:text-properties officeooo:rsid="0020b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ost nowhere<text:line-break/>around the corner</text:span></text:p>
      <text:p text:style-name="P2"><text:span text:style-name="T1"/></text:p>
      <text:p text:style-name="P2"><text:span text:style-name="T1">parfois le monde se referme<text:line-break/>comme un piège<text:line-break/>sur les hommes<text:line-break/>les penseurs pensent<text:line-break/>les scénaristes scénarisent<text:line-break/>les chroniqueurs chroniquent<text:line-break/>les mécaniciens les musiciens<text:line-break/>observent<text:line-break/>médusés<text:line-break/>la mécanique de précision<text:line-break/>sur papier à musique<text:line-break/>mais pas de compositeur </text:span><text:span text:style-name="T2">non</text:span><text:span text:style-name="T1"><text:line-break/>pas de poinçonneur des tralalas<text:line-break/>pour perforer la carte<text:line-break/>de l'orgue de barbarie pas de<text:line-break/>hacker pour coder avec élégance<text:line-break/>quelques strophes d'instructions:<text:line-break/>la machine </text:span><text:span text:style-name="T2">n'a pas<text:line-break/>de cockpit</text:span></text:p>
      <text:p text:style-name="Standard_20_gauche"><text:span text:style-name="T1"/></text:p>
      <text:p text:style-name="P2"><text:span text:style-name="T1">lost nowhere<text:line-break/>around the corner</text:span></text:p>
      <text:p text:style-name="P2"><text:span text:style-name="T1"/></text:p>
      <text:p text:style-name="P3"><text:span text:style-name="T2">heyah!<text:line-break/>nous n'avons pas besoin<text:line-break/>de la science pour<text:line-break/>cuisiner échanger des recettes<text:line-break/>nous n'avons pas besoin des mystères<text:line-break/>pour<text:line-break/>poser nos pieds sur terre<text:line-break/></text:span></text:p>
      <text:p text:style-name="P4"><text:span text:style-name="T3">lost nowhere<text:line-break/>around the cor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style:font-size-asian="10.5pt"/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  <style:text-properties style:font-name="Ubuntu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  <style:text-properties style:font-name="Ubuntu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name="Ubuntu1"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style:font-name="Ubuntu"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e992b"/>
    </style:style>
    <style:style style:name="MT1" style:family="text">
      <style:text-properties officeooo:rsid="001e992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gigor_012_Lost_nowhere</text:span><text:tab/><text:tab/><text:span text:style-name="MT1">dimanche 14 novembre 2010</text:span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4T19:40:22</meta:creation-date>
    <dc:title>prise2notes</dc:title>
    <meta:editing-duration>PT01H46M58S</meta:editing-duration>
    <meta:editing-cycles>4</meta:editing-cycles>
    <meta:generator>OpenOffice.org/3.2$Linux OpenOffice.org_project/320m19$Build-9505</meta:generator>
    <meta:initial-creator>iGor </meta:initial-creator>
    <dc:date>2010-11-14T21:27:16</dc:date>
    <dc:creator>iGor </dc:creator>
    <meta:document-statistic meta:table-count="0" meta:image-count="0" meta:object-count="0" meta:page-count="1" meta:paragraph-count="7" meta:word-count="114" meta:character-count="733"/>
    <meta:template xlink:type="simple" xlink:actuate="onRequest" xlink:title="prise2notes" xlink:href="../../../../ID/prise2notes.ott" meta:date="2010-11-14T19:40:20"/>
  </office:meta>
</office:document-meta>
</file>